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992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5.493cm"/>
    </style:style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5.383cm"/>
    </style:style>
    <style:style style:name="co10" style:family="table-column">
      <style:table-column-properties fo:break-before="auto" style:column-width="7.0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ab73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ab73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en" style:country-asian="US" style:font-style-asian="normal" style:font-weight-asian="normal" style:font-name-complex="JetBrai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redential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<text:a xlink:href="mailto:vigneswaranprathibha@gmail.com">vigneswaranprathibha@gmail.com</text:a></text:p>
          </table:table-cell>
          <table:table-cell office:value-type="string">
            <text:p>VZidane$23</text:p>
          </table:table-cell>
        </table:table-row>
      </table:table>
      <table:table table:name="forgot_url" table:style-name="ta1" table:print="false">
        <table:table-column table:style-name="co4" table:default-cell-style-name="Default"/>
        <table:table-row table:style-name="ro1">
          <table:table-cell office:value-type="string">
            <text:p>forgot_Page_URL</text:p>
          </table:table-cell>
        </table:table-row>
        <table:table-row table:style-name="ro1">
          <table:table-cell table:style-name="ce1" office:value-type="string">
            <text:p>https://v2.zenclass.in/login/forgot-password</text:p>
          </table:table-cell>
        </table:table-row>
      </table:table>
      <table:table table:name="assertion_url" table:style-name="ta1" table:print="false">
        <table:table-column table:style-name="co5" table:default-cell-style-name="ce2"/>
        <table:table-row table:style-name="ro1">
          <table:table-cell office:value-type="string">
            <text:p>Login Assertion URL</text:p>
          </table:table-cell>
        </table:table-row>
        <table:table-row table:style-name="ro2">
          <table:table-cell table:style-name="Default" office:value-type="string">
            <text:p><text:a xlink:href="https://v2.zenclass.in/dashboard">https://v2.zenclass.in/dashboard</text:a></text:p>
          </table:table-cell>
        </table:table-row>
      </table:table>
      <table:table table:name="unsuccessful_pwd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<text:a xlink:href="mailto:vigneswaranprathibha@gmail.com">vigneswaranprathibha@gmail.com</text:a></text:p>
          </table:table-cell>
          <table:table-cell/>
        </table:table-row>
      </table:table>
      <table:table table:name="logout_assertion" table:style-name="ta1" table:print="false">
        <table:table-column table:style-name="co7" table:default-cell-style-name="Default"/>
        <table:table-row table:style-name="ro1">
          <table:table-cell office:value-type="string">
            <text:p>Logout Assertion URL</text:p>
          </table:table-cell>
        </table:table-row>
        <table:table-row table:style-name="ro1">
          <table:table-cell office:value-type="string">
            <text:p>https://v2.zenclass.in/login</text:p>
          </table:table-cell>
        </table:table-row>
      </table:table>
      <table:table table:name="unsuccessful" table:style-name="ta1" table:print="false"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vigneswaranprathiibhz</text:p>
          </table:table-cell>
          <table:table-cell office:value-type="string">
            <text:p>kjadhsT677$</text:p>
          </table:table-cell>
        </table:table-row>
      </table:table>
      <table:table table:name="assertion_text" table:style-name="ta1" table:print="false">
        <table:table-column table:style-name="co10" table:default-cell-style-name="Default"/>
        <table:table-row table:style-name="ro1">
          <table:table-cell office:value-type="string">
            <text:p>Successful Text</text:p>
          </table:table-cell>
        </table:table-row>
        <table:table-row table:style-name="ro1">
          <table:table-cell table:style-name="ce3" office:value-type="string">
            <text:p>Password Reset Link has been sent to your mail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2">02/07/2025</text:date>, <text:time>10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wara </meta:initial-creator>
    <meta:creation-date>2025-06-30T13:32:35.33</meta:creation-date>
    <dc:date>2025-07-02T10:20:03.44</dc:date>
    <dc:creator>Vigneswara </dc:creator>
    <meta:editing-duration>PT5H3M44S</meta:editing-duration>
    <meta:editing-cycles>22</meta:editing-cycles>
    <meta:generator>OpenOffice/4.1.15$Win32 OpenOffice.org_project/4115m2$Build-9813</meta:generator>
    <meta:document-statistic meta:table-count="7" meta:cell-count="19" meta:object-count="0"/>
  </office:meta>
</office:document-meta>
</file>